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6.536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8.44cm"/>
    </style:style>
    <style:style style:name="co5" style:family="table-column">
      <style:table-column-properties fo:break-before="auto" style:column-width="12.753cm"/>
    </style:style>
    <style:style style:name="co6" style:family="table-column">
      <style:table-column-properties fo:break-before="auto" style:column-width="7.117cm"/>
    </style:style>
    <style:style style:name="co7" style:family="table-column">
      <style:table-column-properties fo:break-before="auto" style:column-width="13.732cm"/>
    </style:style>
    <style:style style:name="co8" style:family="table-column">
      <style:table-column-properties fo:break-before="auto" style:column-width="7.144cm"/>
    </style:style>
    <style:style style:name="co9" style:family="table-column">
      <style:table-column-properties fo:break-before="auto" style:column-width="8.387cm"/>
    </style:style>
    <style:style style:name="co10" style:family="table-column">
      <style:table-column-properties fo:break-before="auto" style:column-width="7.514cm"/>
    </style:style>
    <style:style style:name="co11" style:family="table-column">
      <style:table-column-properties fo:break-before="auto" style:column-width="0.741cm"/>
    </style:style>
    <style:style style:name="co12" style:family="table-column">
      <style:table-column-properties fo:break-before="auto" style:column-width="16.214cm"/>
    </style:style>
    <style:style style:name="co13" style:family="table-column">
      <style:table-column-properties fo:break-before="auto" style:column-width="6.772cm"/>
    </style:style>
    <style:style style:name="co14" style:family="table-column">
      <style:table-column-properties fo:break-before="auto" style:column-width="6.824cm"/>
    </style:style>
    <style:style style:name="co15" style:family="table-column">
      <style:table-column-properties fo:break-before="auto" style:column-width="7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98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476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45cm" fo:break-before="auto" style:use-optimal-row-height="true"/>
    </style:style>
    <style:style style:name="ro11" style:family="table-row">
      <style:table-row-properties style:row-height="1.31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" style:family="table-cell" style:parent-style-name="Default" style:data-style-name="N0">
      <style:table-cell-properties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0pt" style:text-underline-style="none" style:font-name-asian="Arial" style:font-size-asian="10pt" style:font-name-complex="Arial" style:font-size-complex="10pt"/>
    </style:style>
    <style:style style:name="ce9" style:family="table-cell" style:parent-style-name="Default" style:data-style-name="N0"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 fo:color="#ff000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 fo:color="#000000"/>
    </style:style>
    <style:style style:name="T4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gmento_4" table:style-name="ta1">
        <table:table-column table:style-name="co1" table:default-cell-style-name="ce7"/>
        <table:table-column table:style-name="co1" table:default-cell-style-name="ce4"/>
        <table:table-column table:style-name="co2" table:default-cell-style-name="ce3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6377"/>
        <table:table-row table:style-name="ro1">
          <table:table-cell table:number-columns-repeated="7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Cebadores RT-PCR o RT-qPCR</text:p>
          </table:table-cell>
          <table:table-cell office:value-type="string" calcext:value-type="string">
            <text:p>cebador sentido</text:p>
          </table:table-cell>
          <table:table-cell office:value-type="string" calcext:value-type="string">
            <text:p>cebador sonda</text:p>
          </table:table-cell>
          <table:table-cell office:value-type="string" calcext:value-type="string">
            <text:p>cebador antisentido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onzález-Barrios et al 2017. Ref 01.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pan text:style-name="T1">ATGAA</text:span><text:span text:style-name="T2">D</text:span><text:span text:style-name="T3">G</text:span><text:span text:style-name="T2">H</text:span><text:span text:style-name="T3">AA</text:span><text:span text:style-name="T2">N</text:span><text:span text:style-name="T3">ACTA</text:span><text:span text:style-name="T2">N</text:span><text:span text:style-name="T3">T</text:span><text:span text:style-name="T2">N</text:span><text:span text:style-name="T3">GT</text:span><text:span text:style-name="T2">N</text:span><text:span text:style-name="T3">C</text:span></text:p>
          </table:table-cell>
          <table:table-cell table:style-name="ce8"/>
          <table:table-cell table:style-name="ce8" office:value-type="string" calcext:value-type="string">
            <text:p><text:span text:style-name="T1">GGGCAACAG</text:span><text:span text:style-name="T2">Y</text:span><text:span text:style-name="T3">TTCTGGATGTG</text:span>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lvaraju and Selvarangan 2010. Ref 02. DOI: 10.1128 / JCM.02464-09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1">ATG</text:span><text:span text:style-name="T2">R</text:span><text:span text:style-name="T3">AGGCAATACTA</text:span></text:p>
          </table:table-cell>
          <table:table-cell table:style-name="ce8" office:value-type="string" calcext:value-type="string">
            <text:p><text:span text:style-name="T1">TT</text:span><text:span text:style-name="T2">R</text:span><text:span text:style-name="T3">CAACCGCAAATGCAGACACATTATG</text:span></text:p>
          </table:table-cell>
          <table:table-cell table:style-name="ce8" office:value-type="string" calcext:value-type="string">
            <text:p>TTATCATGCGAACAATTCAACAGA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ohebbi et al. 2019. Ref. 16. doi: 10.1016/j.virusres.2018.10.00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GAAGGCAATACTAGTAGTTCT</text:p>
          </table:table-cell>
          <table:table-cell table:style-name="ce8"/>
          <table:table-cell table:style-name="ce8" office:value-type="string" calcext:value-type="string">
            <text:p>TGCTATAAACACCAGCCT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harma et al. 2018. Ref.04. DOI: 10.1016/j.jviromet.2017.12.005.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TGTTATGCACATTTACAG--CT</text:p>
          </table:table-cell>
          <table:table-cell table:style-name="ce8" office:value-type="string" calcext:value-type="string">
            <text:p>ACTGTGTCAACAGTGTCGGTTTTGCAGA BLAST Swine H2N2</text:p>
          </table:table-cell>
          <table:table-cell table:style-name="ce8" office:value-type="string" calcext:value-type="string">
            <text:p>CCGGGTGGATCTTAGGAA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onzález-Barrios et al 2017. Ref 01.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4">HN</text:span><text:span text:style-name="T3">CTA</text:span><text:span text:style-name="T2">N</text:span><text:span text:style-name="T3">ATGCAGACACA</text:span><text:span text:style-name="T2">H</text:span><text:span text:style-name="T3">TATG</text:span></text:p>
          </table:table-cell>
          <table:table-cell table:style-name="ce8" office:value-type="string" calcext:value-type="string">
            <text:p><text:span text:style-name="T1">CCCCA</text:span><text:span text:style-name="T2">H</text:span><text:span text:style-name="T3">T</text:span><text:span text:style-name="T2">R</text:span><text:span text:style-name="T3">CA</text:span><text:span text:style-name="T2">N</text:span><text:span text:style-name="T3">TTGGGTAA</text:span><text:span text:style-name="T2">N</text:span><text:span text:style-name="T3">TG</text:span></text:p>
          </table:table-cell>
          <table:table-cell table:style-name="ce8" office:value-type="string" calcext:value-type="string">
            <text:p><text:span text:style-name="T4">R</text:span><text:span text:style-name="T3">A</text:span><text:span text:style-name="T2">D</text:span><text:span text:style-name="T3">CTCATGGTCCTACATTGT</text:span><text:span text:style-name="T2">D</text:span><text:span text:style-name="T3">G</text:span>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harma et al. 2018. Ref. 04. doi: 10.1016/j.jviromet.2017.12.005.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ACAATATGTATAGGC</text:p>
          </table:table-cell>
          <table:table-cell table:style-name="ce8" office:value-type="string" calcext:value-type="string">
            <text:p>ACACACTCTGTCAACCTGCTTTTCCAAT</text:p>
          </table:table-cell>
          <table:table-cell table:style-name="ce8" office:value-type="string" calcext:value-type="string">
            <text:p>TAG-CCCCACTACA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wai et al 2012. Ref.03. doi: 10.1371/journal.pone.0030236.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GATTATGAGGAGCTAAGAGA</text:p>
          </table:table-cell>
          <table:table-cell table:style-name="ce8"/>
          <table:table-cell table:style-name="ce8" office:value-type="string" calcext:value-type="string">
            <text:p>ATGGAAAGAAATGCTGGATC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f. 04 cebadores funcionales reportados por Sharma et al 2018 referenciados como Nakauchi et al 2011 DOI: 10.1016/j.jviromet.2017.12.005. Sin embargo, la secuencia correcta de cebadores reportada por Nakauchi et al 2011 se indica en el conjunto de cebadores 4X dx.doi.org/10.1002/jcla.10036.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GCTAAGAGAGCAATT</text:p>
          </table:table-cell>
          <table:table-cell table:style-name="ce8" office:value-type="string" calcext:value-type="string">
            <text:p>GAGAACCAAATCATGACTCGAACAAAGGT</text:p>
          </table:table-cell>
          <table:table-cell table:style-name="ce8" office:value-type="string" calcext:value-type="string">
            <text:p>CAAATCCTACATTAATGATAAAGGGAAA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f. 04. cebadores funcionales reportados por Sharma et al 2018 referenciados como Nakauchi et al 2011 DOI: 10.1016/j.jviromet.2017.12.005. Sin embargo, la secuencia correcta de cebadores reportada por Nakauchi et al 2011 se indica en el conjunto de cebadores 4X dx.doi.org/10.1002/jcla.10036.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GTGTCATCATTTGAAAGGTTT</text:p>
          </table:table-cell>
          <table:table-cell table:style-name="ce8" office:value-type="string" calcext:value-type="string">
            <text:p>TAACGGCAGCATGTCCTCATTGTATGAA</text:p>
          </table:table-cell>
          <table:table-cell table:style-name="ce8" office:value-type="string" calcext:value-type="string">
            <text:p>TGGCTAGTTAAAAAAGGA-AA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nning et al 2009. Ref 05. PMID: 1975854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ATTTGAAAGGTTTGAGATATTCCC</text:p>
          </table:table-cell>
          <table:table-cell table:style-name="ce8" office:value-type="string" calcext:value-type="string">
            <text:p>ACAAGTTCATGGCCCAATCATGACTCG</text:p>
          </table:table-cell>
          <table:table-cell table:style-name="ce8" office:value-type="string" calcext:value-type="string">
            <text:p>ACAAAGGTGTAACGGCAGCAT</text:p>
          </table:table-cell>
        </table:table-row>
        <table:table-row table:style-name="ro5">
          <table:table-cell table:style-name="ce4"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en et al 2011. Ref. 06. doi: 10.1128/JCM.02184-10. Primers reported by Dong et al. 2010. Ref. 23. doi:10.1016/j.virusres.2009.10.011. 4GG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TGAGATATTCCCCAAGACAAGTTC</text:p>
          </table:table-cell>
          <table:table-cell table:style-name="ce8" office:value-type="string" calcext:value-type="string">
            <text:p>TCATGACTCGAACAAAGGTGTAACGG</text:p>
          </table:table-cell>
          <table:table-cell table:style-name="ce8" office:value-type="string" calcext:value-type="string">
            <text:p>CTGGAGCAAAAAGCTTCTACAAA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oi et al 2013. Ref. 07. doi: 10.1007/s12275-013-2452-y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CCCAAGACAAGTTCATGGC</text:p>
          </table:table-cell>
          <table:table-cell table:style-name="ce8" office:value-type="string" calcext:value-type="string">
            <text:p>CATGACGAACAAAGG</text:p>
          </table:table-cell>
          <table:table-cell table:style-name="ce8" office:value-type="string" calcext:value-type="string">
            <text:p>GGCAGCATGTCCTCATGCT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iromoto et al. 2010. Ref. 07. doi: 10.1016/j.jviromet.2010.09.009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GGAGCAAAAAGCTTCTACAA</text:p>
          </table:table-cell>
          <table:table-cell table:style-name="ce8" office:value-type="string" calcext:value-type="string">
            <text:p>ACATTAATGATAAAGGGA</text:p>
          </table:table-cell>
          <table:table-cell table:style-name="ce8" office:value-type="string" calcext:value-type="string">
            <text:p>TAGTGCTGACCAACAAAG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Ref. 04. Fcebadores funcionales reportados por Sharma et al 2018 referenciado como Poddar et al 2002 DOI: 10.1016/j.jviromet.2017.12.005. Sin embargo, la secuencia correcta de cebadores reportada por Poddar et al se indica en el conjunto de cebadores 4Z DOI http://dx.doi.org/10.1002/jcla.10036.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ATTTGCTATGGCT-GAC-GGG</text:p>
          </table:table-cell>
          <table:table-cell office:value-type="string" calcext:value-type="string">
            <text:p>Non published</text:p>
          </table:table-cell>
          <table:table-cell table:style-name="ce8" office:value-type="string" calcext:value-type="string">
            <text:p>TCTGTAGTGTCTTCACATTATAGC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ohebbi et al. 2019. Ref. 16. doi: 10.1016/j.virusres.2018.10.00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AAGTGAGGGATCAAGAAG</text:p>
          </table:table-cell>
          <table:table-cell office:value-type="string" calcext:value-type="string">
            <text:p>Non published</text:p>
          </table:table-cell>
          <table:table-cell table:style-name="ce8" office:value-type="string" calcext:value-type="string">
            <text:p>TGGGTCTCTACAGTGTA</text:p>
          </table:table-cell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/>
          <table:table-cell office:value-type="string" calcext:value-type="string">
            <text:p>Invitrogen SuperScript III Platinum One-Step Quantitative Kit in a 7500 Sequence Detection System (Applied Biosystem, Foster City, CA, USA). Referenciado por Tse et al 2011. Ref. 09. doi: 10.1371/journal.pone.0022534.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1">AACTACTACTGGACTCT</text:span><text:span text:style-name="T2">R</text:span><text:span text:style-name="T3">CT</text:span><text:span text:style-name="T2">K</text:span><text:span text:style-name="T3">GAA</text:span></text:p>
          </table:table-cell>
          <table:table-cell table:style-name="ce8" office:value-type="string" calcext:value-type="string">
            <text:p><text:span text:style-name="T1">GCTTTCGCACTGAGTAGAGGCTTTGG</text:span><text:span text:style-name="T2">R</text:span><text:span text:style-name="T3">TCT</text:span></text:p>
          </table:table-cell>
          <table:table-cell table:style-name="ce8" office:value-type="string" calcext:value-type="string">
            <text:p><text:span text:style-name="T1">CATCA</text:span><text:span text:style-name="T2">K</text:span><text:span text:style-name="T3">CTCAAATGCACCAATGG</text:span>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wai et al. 2012. Ref.10. doi: 10.1371/journal.pone.0030236.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pan text:style-name="T1">ACTGGACACTAGTAGAGCCG</text:span></text:p>
          </table:table-cell>
          <table:table-cell office:value-type="string" calcext:value-type="string">
            <text:p>Non published</text:p>
          </table:table-cell>
          <table:table-cell table:style-name="ce8" office:value-type="string" calcext:value-type="string">
            <text:p>TCACAGCAGTAGGTAAAGAG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harma et al. 2018. Ref.04. DOI: 10.1016/j.jviromet.2017.12.005.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CACTAGTAGAGCCGGGAGA</text:p>
          </table:table-cell>
          <table:table-cell office:value-type="string" calcext:value-type="string">
            <text:p>Non published</text:p>
          </table:table-cell>
          <table:table-cell table:style-name="ce8" office:value-type="string" calcext:value-type="string">
            <text:p>TGAGACTGGCCACAGGATTG</text:p>
          </table:table-cell>
        </table:table-row>
        <table:table-row table:style-name="ro5">
          <table:table-cell table:style-name="ce4"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an der Vries et al. 2010. Ref. 11. doi: 10.1016/j.jcv.2009.09.030. Cui et al. 2016. Ref. 12. doi: 10.1186/s40064-016-3733-9.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GGAAAGAAATGCTGGATCTGGTA</text:p>
          </table:table-cell>
          <table:table-cell table:style-name="ce8" office:value-type="string" calcext:value-type="string">
            <text:p><text:span text:style-name="T1">TGCAATACAACTTGTCA</text:span><text:span text:style-name="T2">R</text:span><text:span text:style-name="T3">ACACCCGAAGG</text:span></text:p>
          </table:table-cell>
          <table:table-cell table:style-name="ce8" office:value-type="string" calcext:value-type="string">
            <text:p>GCTATAAACACCAGCCTCCCAT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efanáska et al 2013. Ref. 13doi: 10.1007/s00705-013-1648-0.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GTATTATCATTTCAGATACACCAGTCC</text:p>
          </table:table-cell>
          <table:table-cell table:style-name="ce8" office:value-type="string" calcext:value-type="string">
            <text:p>AACACCAGCCTCCCATTTCAGAA</text:p>
          </table:table-cell>
          <table:table-cell table:style-name="ce8" office:value-type="string" calcext:value-type="string">
            <text:p>CCGATCACAATTGGAAAATGTC</text:p>
          </table:table-cell>
        </table:table-row>
        <table:table-row table:style-name="ro7">
          <table:table-cell table:style-name="ce4" office:value-type="float" office:value="21" calcext:value-type="float">
            <text:p>2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eung, T. K., Chin, A. W., Chan, K. H., Schumaker, M., Mak, P. W., Leung, H. S., Wong, A., Peiris, J. S., Petrauskene, O. V., &amp; Poon, L. L. (2010). Evaluation of novel H1N1-specific primer-probe sets using commercial RT-PCR mixtures and a premixed reaction stored in a lyophilized format. Journal of virological methods, 165(2), 302–304. https://doi.org/10.1016/j.jviromet.2010.01.024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1">GTGCTATAAACACCAGCCT</text:span><text:span text:style-name="T2">Y</text:span><text:span text:style-name="T3">CCA</text:span></text:p>
          </table:table-cell>
          <table:table-cell table:style-name="ce8" office:value-type="string" calcext:value-type="string">
            <text:p><text:span text:style-name="T1">CAGAATATACATCC</text:span><text:span text:style-name="T2">R</text:span><text:span text:style-name="T3">GTCACAATTGGA</text:span><text:span text:style-name="T2">R</text:span><text:span text:style-name="T3">AA</text:span></text:p>
          </table:table-cell>
          <table:table-cell table:style-name="ce8" office:value-type="string" calcext:value-type="string">
            <text:p><text:span text:style-name="T1">GC</text:span><text:span text:style-name="T2">Y</text:span><text:span text:style-name="T3">ACAGGATTAAGGAATATCCCG</text:span>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onzález-Barrios et al. 2017. Ref. 01.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1">TACA</text:span><text:span text:style-name="T2">Y</text:span><text:span text:style-name="T3">CC</text:span><text:span text:style-name="T2">ND</text:span><text:span text:style-name="T3">TCACAAT</text:span><text:span text:style-name="T2">H</text:span><text:span text:style-name="T3">GGA</text:span></text:p>
          </table:table-cell>
          <table:table-cell table:style-name="ce8" office:value-type="string" calcext:value-type="string">
            <text:p><text:span text:style-name="T1">CAGGA</text:span><text:span text:style-name="T2">Y</text:span><text:span text:style-name="T3">T</text:span><text:span text:style-name="T2">R</text:span><text:span text:style-name="T3">AGGAA</text:span><text:span text:style-name="T2">YR</text:span><text:span text:style-name="T3">TCCC</text:span><text:span text:style-name="T2">N</text:span><text:span text:style-name="T3">TC</text:span></text:p>
          </table:table-cell>
          <table:table-cell table:style-name="ce8" office:value-type="string" calcext:value-type="string">
            <text:p><text:span text:style-name="T1">GTTATCA</text:span><text:span text:style-name="T2">B</text:span><text:span text:style-name="T3">CATCA</text:span><text:span text:style-name="T2">R</text:span><text:span text:style-name="T3">AATGA</text:span><text:span text:style-name="T2">D</text:span><text:span text:style-name="T3">CA</text:span><text:span text:style-name="T2">R</text:span><text:span text:style-name="T3">GG</text:span>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u et al. 2013. Ref. 15. doi: 10.1016/j.jviromet.2012.11.032.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GCCATTGCCGGTTTCATTG</text:p>
          </table:table-cell>
          <table:table-cell office:value-type="string" calcext:value-type="string">
            <text:p>Non published</text:p>
          </table:table-cell>
          <table:table-cell table:style-name="ce8" office:value-type="string" calcext:value-type="string">
            <text:p>TGGGGGCAATCAGCTTC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laef et al. 2021 doi: 10.1021/acsnano.1c05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AGTACTGTGTCTACAGTGTC</text:p>
          </table:table-cell>
          <table:table-cell office:value-type="string" calcext:value-type="string">
            <text:p>Non published</text:p>
          </table:table-cell>
          <table:table-cell office:value-type="string" calcext:value-type="string">
            <text:p>GACACTGTAGACACAGTACTAG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laef et al. 2021 doi: 10.1021/acsnano.1c05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AGGAAGCAAAGCACAGGG</text:p>
          </table:table-cell>
          <table:table-cell office:value-type="string" calcext:value-type="string">
            <text:p>Non published</text:p>
          </table:table-cell>
          <table:table-cell office:value-type="string" calcext:value-type="string">
            <text:p>CCCTGTGCTTTGCTTCCTGT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ang et al 2023. doi: 10.1371/journal.pone.0283074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CCRATCCTGTCACCTCTGAC</text:p>
          </table:table-cell>
          <table:table-cell office:value-type="string" calcext:value-type="string">
            <text:p>TGCAGTCCTCGCTCACTGGGCACG</text:p>
          </table:table-cell>
          <table:table-cell office:value-type="string" calcext:value-type="string">
            <text:p>AGGGCATTYTGGACAAAKCGTCTA</text:p>
          </table:table-cell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icca et al 2020. doi: 10.1016/j.vaccine.2020.01.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CACTGTAGACACAGTACTAG</text:p>
          </table:table-cell>
          <table:table-cell office:value-type="string" calcext:value-type="string">
            <text:p>Non published</text:p>
          </table:table-cell>
          <table:table-cell office:value-type="string" calcext:value-type="string">
            <text:p>ATCTCCTGGGTAACACGTTC</text:p>
          </table:table-cell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gmento_5" table:style-name="ta2">
        <table:table-column table:style-name="co1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6379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cebador sentido</text:p>
          </table:table-cell>
          <table:table-cell table:style-name="ce8" office:value-type="string" calcext:value-type="string">
            <text:p>cebador sonda</text:p>
          </table:table-cell>
          <table:table-cell table:style-name="ce8" office:value-type="string" calcext:value-type="string">
            <text:p>cebador antisenti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onzález-Barrios et al. 2017. Ref. 01.</text:p>
          </table:table-cell>
          <table:table-cell table:style-name="ce8" office:value-type="string" calcext:value-type="string">
            <text:p><text:span text:style-name="T1">ATGGCGTC</text:span><text:span text:style-name="T2">B</text:span><text:span text:style-name="T3">CAAGGCACC</text:span></text:p>
          </table:table-cell>
          <table:table-cell table:style-name="ce8"/>
          <table:table-cell table:style-name="ce8" office:value-type="string" calcext:value-type="string">
            <text:p>GATTCTACATCCAAATGTGCA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nzález-Barrios et al. 2017. Ref. 01.</text:p>
          </table:table-cell>
          <table:table-cell table:style-name="ce8" office:value-type="string" calcext:value-type="string">
            <text:p><text:span text:style-name="T1">ATGGCGTC</text:span><text:span text:style-name="T2">B</text:span><text:span text:style-name="T3">CAAGGCACC</text:span></text:p>
          </table:table-cell>
          <table:table-cell table:style-name="ce8"/>
          <table:table-cell table:style-name="ce8" office:value-type="string" calcext:value-type="string">
            <text:p><text:span text:style-name="T1">GAGACAATGCAGAGGAGTA</text:span><text:span text:style-name="T2">Y</text:span><text:span text:style-name="T3">GAC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nzález-Barrios et al. 2017. Ref. 01.</text:p>
          </table:table-cell>
          <table:table-cell table:style-name="ce8" office:value-type="string" calcext:value-type="string">
            <text:p><text:span text:style-name="T1">GA</text:span><text:span text:style-name="T2">R</text:span><text:span text:style-name="T3">GA</text:span><text:span text:style-name="T2">D</text:span><text:span text:style-name="T3">CATCCCAG</text:span><text:span text:style-name="T2">Y</text:span><text:span text:style-name="T3">GC</text:span><text:span text:style-name="T2">N</text:span><text:span text:style-name="T3">G</text:span></text:p>
          </table:table-cell>
          <table:table-cell table:style-name="ce8" office:value-type="string" calcext:value-type="string">
            <text:p><text:span text:style-name="T1">GAACT</text:span><text:span text:style-name="T2">NR</text:span><text:span text:style-name="T3">TCCTTTATGACAAAGAAGAA</text:span></text:p>
          </table:table-cell>
          <table:table-cell table:style-name="ce8" office:value-type="string" calcext:value-type="string">
            <text:p><text:span text:style-name="T1">GG</text:span><text:span text:style-name="T2">N</text:span><text:span text:style-name="T3">GA</text:span><text:span text:style-name="T2">N</text:span><text:span text:style-name="T3">GATGCAAC</text:span><text:span text:style-name="T2">N</text:span><text:span text:style-name="T3">GC</text:span><text:span text:style-name="T2">H</text:span><text:span text:style-name="T3">G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González-Barrios et al. 2017. Ref. 01.</text:p>
          </table:table-cell>
          <table:table-cell table:style-name="ce8" office:value-type="string" calcext:value-type="string">
            <text:p><text:span text:style-name="T1">G</text:span><text:span text:style-name="T2">N</text:span><text:span text:style-name="T3">GA</text:span><text:span text:style-name="T2">N</text:span><text:span text:style-name="T3">GATGCAAC</text:span><text:span text:style-name="T2">N</text:span><text:span text:style-name="T3">GC</text:span><text:span text:style-name="T2">H</text:span><text:span text:style-name="T3">GG</text:span></text:p>
          </table:table-cell>
          <table:table-cell table:style-name="ce8" office:value-type="string" calcext:value-type="string">
            <text:p><text:span text:style-name="T1">AG</text:span><text:span text:style-name="T2">R</text:span><text:span text:style-name="T3">ACAAGAGC</text:span><text:span text:style-name="T2">N</text:span><text:span text:style-name="T3">CTTGT</text:span><text:span text:style-name="T2">N</text:span><text:span text:style-name="T3">CG</text:span></text:p>
          </table:table-cell>
          <table:table-cell table:style-name="ce8" office:value-type="string" calcext:value-type="string">
            <text:p><text:span text:style-name="T1">GCA</text:span><text:span text:style-name="T2">R</text:span><text:span text:style-name="T3">GGTTCAAC</text:span><text:span text:style-name="T2">H</text:span><text:span text:style-name="T3">CT</text:span><text:span text:style-name="T2">B</text:span><text:span text:style-name="T3">CC</text:span><text:span text:style-name="T2">N</text:span><text:span text:style-name="T3">A</text:span>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heung, T. K., Chin, A. W., Chan, K. H., Schumaker, M., Mak, P. W., Leung, H. S., Wong, A., Peiris, J. S., Petrauskene, O. V., &amp; Poon, L. L. (2010). Evaluation of novel H1N1-specific primer-probe sets using commercial RT-PCR mixtures and a premixed reaction stored in a lyophilized format. Journal of virological methods, 165(2), 302–304. https://doi.org/10.1016/j.jviromet.2010.01.024</text:p>
          </table:table-cell>
          <table:table-cell table:style-name="ce8" office:value-type="string" calcext:value-type="string">
            <text:p><text:span text:style-name="T1">GCACGGTCAGCACTTAT</text:span><text:span text:style-name="T2">Y</text:span><text:span text:style-name="T3">CT</text:span><text:span text:style-name="T2">R</text:span><text:span text:style-name="T3">AG</text:span></text:p>
          </table:table-cell>
          <table:table-cell table:style-name="ce8" office:value-type="string" calcext:value-type="string">
            <text:p><text:span text:style-name="T1">TGCTTGTGTGTTGGGCTTGCAGT</text:span><text:span text:style-name="T2">R</text:span><text:span text:style-name="T3">G</text:span></text:p>
          </table:table-cell>
          <table:table-cell table:style-name="ce8" office:value-type="string" calcext:value-type="string">
            <text:p>GACCAAACGAGAATCCCGCACA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González-Barrios et al. 2017. Ref. 01.</text:p>
          </table:table-cell>
          <table:table-cell table:style-name="ce8" office:value-type="string" calcext:value-type="string">
            <text:p><text:span text:style-name="T1">GG</text:span><text:span text:style-name="T2">N</text:span><text:span text:style-name="T3">TCAGTTGC</text:span><text:span text:style-name="T2">N</text:span><text:span text:style-name="T3">CA</text:span><text:span text:style-name="T2">Y</text:span><text:span text:style-name="T3">AARTC</text:span></text:p>
          </table:table-cell>
          <table:table-cell table:style-name="ce8" office:value-type="string" calcext:value-type="string">
            <text:p><text:span text:style-name="T1">GG</text:span><text:span text:style-name="T2">RR</text:span><text:span text:style-name="T3">TAGA</text:span><text:span text:style-name="T2">B</text:span><text:span text:style-name="T3">CC</text:span><text:span text:style-name="T2">N</text:span><text:span text:style-name="T3">TTCA</text:span><text:span text:style-name="T2">R</text:span><text:span text:style-name="T3">A</text:span><text:span text:style-name="T2">H</text:span><text:span text:style-name="T3">T</text:span><text:span text:style-name="T2">D</text:span></text:p>
          </table:table-cell>
          <table:table-cell table:style-name="ce8" office:value-type="string" calcext:value-type="string">
            <text:p><text:span text:style-name="T1">GTGTGGATGGCATGC</text:span><text:span text:style-name="T2">M</text:span><text:span text:style-name="T3">A</text:span><text:span text:style-name="T2">Y</text:span><text:span text:style-name="T3">TC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González-Barrios et al. 2017. Ref. 01.</text:p>
          </table:table-cell>
          <table:table-cell table:style-name="ce8" office:value-type="string" calcext:value-type="string">
            <text:p><text:span text:style-name="T1">G</text:span><text:span text:style-name="T2">R</text:span><text:span text:style-name="T3">TACTGGGCCATAAG</text:span><text:span text:style-name="T2">R</text:span><text:span text:style-name="T3">ACCAG</text:span></text:p>
          </table:table-cell>
          <table:table-cell table:style-name="ce8" office:value-type="string" calcext:value-type="string">
            <text:p><text:span text:style-name="T1">CC</text:span><text:span text:style-name="T2">R</text:span><text:span text:style-name="T3">T</text:span><text:span text:style-name="T2">H</text:span><text:span text:style-name="T3">ATGGCAGCATTCA</text:span><text:span text:style-name="T2">NN</text:span><text:span text:style-name="T3">G</text:span></text:p>
          </table:table-cell>
          <table:table-cell table:style-name="ce8" office:value-type="string" calcext:value-type="string">
            <text:p><text:span text:style-name="T1">GATGGAAAGTGCAA</text:span><text:span text:style-name="T2">RR</text:span><text:span text:style-name="T3">CCAGAAG</text:span></text:p>
          </table:table-cell>
        </table:table-row>
        <table:table-row table:style-name="ro9" table:number-rows-repeated="1048566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Segmento_7" table:style-name="ta2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" table:number-columns-repeated="6" table:default-cell-style-name="ce7"/>
        <table:table-column table:style-name="co1" table:default-cell-style-name="ce9"/>
        <table:table-column table:style-name="co1" table:number-columns-repeated="9" table:default-cell-style-name="ce7"/>
        <table:table-column table:style-name="co1" table:number-columns-repeated="16363"/>
        <table:table-row table:style-name="ro10">
          <table:table-cell table:number-columns-repeated="2"/>
          <table:table-cell table:style-name="ce8" table:number-columns-repeated="3"/>
          <table:table-cell table:number-columns-repeated="16"/>
          <table:table-cell table:style-name="ce9" table:number-columns-repeated="16363"/>
        </table:table-row>
        <table:table-row table:style-name="ro10">
          <table:table-cell/>
          <table:table-cell table:style-name="ce4"/>
          <table:table-cell table:style-name="ce8" office:value-type="string" calcext:value-type="string">
            <text:p>cebador sentido</text:p>
          </table:table-cell>
          <table:table-cell table:style-name="ce8" office:value-type="string" calcext:value-type="string">
            <text:p>cebador sonda</text:p>
          </table:table-cell>
          <table:table-cell table:style-name="ce8" office:value-type="string" calcext:value-type="string">
            <text:p>cebador antisentido</text:p>
          </table:table-cell>
          <table:table-cell table:number-columns-repeated="16"/>
          <table:table-cell table:style-name="ce9" table:number-columns-repeated="16363"/>
        </table:table-row>
        <table:table-row table:style-name="ro10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onzález-Barrios et al. 2017. Ref. 01.</text:p>
          </table:table-cell>
          <table:table-cell table:style-name="ce8" office:value-type="string" calcext:value-type="string">
            <text:p>ATGAGTCTTCTAACCGAGGTCGA</text:p>
          </table:table-cell>
          <table:table-cell table:style-name="ce8"/>
          <table:table-cell table:style-name="ce8" office:value-type="string" calcext:value-type="string">
            <text:p><text:span text:style-name="T1">GTGCAGATGCA</text:span><text:span text:style-name="T2">R</text:span><text:span text:style-name="T3">CGATTCAAGTG</text:span></text:p>
          </table:table-cell>
          <table:table-cell table:number-columns-repeated="16"/>
          <table:table-cell table:style-name="ce9" table:number-columns-repeated="16363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ef. 22. Shin et al 2011. doiI: 10.1292/jvms.10-0218</text:p>
          </table:table-cell>
          <table:table-cell table:style-name="ce8" office:value-type="string" calcext:value-type="string">
            <text:p><text:span text:style-name="T1">ATGAG</text:span><text:span text:style-name="T2">Y</text:span><text:span text:style-name="T3">CTT</text:span><text:span text:style-name="T2">Y</text:span><text:span text:style-name="T3">TAACCGAGGTCGAAACG</text:span></text:p>
          </table:table-cell>
          <table:table-cell table:style-name="ce8"/>
          <table:table-cell table:style-name="ce8" office:value-type="string" calcext:value-type="string">
            <text:p>CTGCAGCGTAGACGCTTTGTCCA</text:p>
          </table:table-cell>
          <table:table-cell table:number-columns-repeated="16"/>
          <table:table-cell table:style-name="ce9" table:number-columns-repeated="16363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Ref. 31. Lorusso et al 2010. doi:10.1016/j.jviromet.2009.12.002</text:p>
          </table:table-cell>
          <table:table-cell table:style-name="ce8" office:value-type="string" calcext:value-type="string">
            <text:p>TCAGGCCCCCTCAAAGCCGA</text:p>
          </table:table-cell>
          <table:table-cell table:style-name="ce8" office:value-type="string" calcext:value-type="string">
            <text:p>CGCGCAGAGACTGGAAAGTGTC</text:p>
          </table:table-cell>
          <table:table-cell table:style-name="ce8" office:value-type="string" calcext:value-type="string">
            <text:p>TGTTCACGCTCACCGTGCCC</text:p>
          </table:table-cell>
          <table:table-cell table:number-columns-repeated="16"/>
          <table:table-cell table:style-name="ce9" table:number-columns-repeated="16363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Ref.27. Wu et al 2013. http://dx.doi.org/10.1016/j.jviromet.2012.11.032</text:p>
          </table:table-cell>
          <table:table-cell table:style-name="ce8" office:value-type="string" calcext:value-type="string">
            <text:p>ACAAGACCAATCCTGTCACCTC</text:p>
          </table:table-cell>
          <table:table-cell table:style-name="ce8"/>
          <table:table-cell table:style-name="ce8" office:value-type="string" calcext:value-type="string">
            <text:p>GGTGCACTTGCCAGTTG</text:p>
          </table:table-cell>
          <table:table-cell table:number-columns-repeated="16"/>
          <table:table-cell table:style-name="ce9" table:number-columns-repeated="16363"/>
        </table:table-row>
        <table:table-row table:style-name="ro10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ef.13. Panning et al. 2009.</text:p>
          </table:table-cell>
          <table:table-cell table:style-name="ce8" office:value-type="string" calcext:value-type="string">
            <text:p>AAGACCAATCCTGTCACCTCTGA</text:p>
          </table:table-cell>
          <table:table-cell table:style-name="ce8" office:value-type="string" calcext:value-type="string">
            <text:p>TTTGTGTTCACGCTCACCGT</text:p>
          </table:table-cell>
          <table:table-cell table:style-name="ce8" office:value-type="string" calcext:value-type="string">
            <text:p>GGACTGCAGCGTAGACGCTTTG</text:p>
          </table:table-cell>
          <table:table-cell table:number-columns-repeated="16"/>
          <table:table-cell table:style-name="ce9" table:number-columns-repeated="16363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Pabbaraju, K., Wong, A. A., Ma, R., Zelyas, N., &amp; Tipples, G. A. (2021). Development and validation of a multiplex reverse transcriptase-PCR assay for simultaneous testing of influenza A, influenza B and SARS-CoV-2. Journal of virological methods, 293, 114151. <text:a xlink:href="https://doi.org/10.1016/j.jviromet.2021.114151" xlink:type="simple">https://doi.org/10.1016/j.jviromet.2021.114151</text:a></text:p>
          </table:table-cell>
          <table:table-cell table:style-name="ce8" office:value-type="string" calcext:value-type="string">
            <text:p><text:span text:style-name="T1">GACC</text:span><text:span text:style-name="T2">R</text:span><text:span text:style-name="T3">ATCCTGTCACCTCTGAC</text:span></text:p>
          </table:table-cell>
          <table:table-cell table:style-name="ce8" office:value-type="string" calcext:value-type="string">
            <text:p>CGTGCCCAGTGAGCGAGGACTGCA</text:p>
          </table:table-cell>
          <table:table-cell table:style-name="ce8" office:value-type="string" calcext:value-type="string">
            <text:p><text:span text:style-name="T1">TAGACG</text:span><text:span text:style-name="T2">M</text:span><text:span text:style-name="T3">TTTGTCCA</text:span><text:span text:style-name="T2">R</text:span><text:span text:style-name="T3">AATGCCCT</text:span></text:p>
          </table:table-cell>
          <table:table-cell table:number-columns-repeated="16"/>
          <table:table-cell table:style-name="ce9" table:number-columns-repeated="16363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González-Barrios et al. 2017. Ref. 01.</text:p>
          </table:table-cell>
          <table:table-cell table:style-name="ce8" office:value-type="string" calcext:value-type="string">
            <text:p>ATGCCCTTAATGGGAATGGG</text:p>
          </table:table-cell>
          <table:table-cell table:style-name="ce8" office:value-type="string" calcext:value-type="string">
            <text:p><text:span text:style-name="T1">C</text:span><text:span text:style-name="T2">D</text:span><text:span text:style-name="T3">TTCCATGG</text:span><text:span text:style-name="T2">D</text:span><text:span text:style-name="T3">GCCAA</text:span><text:span text:style-name="T2">R</text:span><text:span text:style-name="T3">GA</text:span><text:span text:style-name="T2">RR</text:span><text:span text:style-name="T3">T</text:span></text:p>
          </table:table-cell>
          <table:table-cell table:style-name="ce8" office:value-type="string" calcext:value-type="string">
            <text:p><text:span text:style-name="T4">R</text:span><text:span text:style-name="T3">CTGGTGCACTTGCCAGTTG</text:span></text:p>
          </table:table-cell>
          <table:table-cell table:number-columns-repeated="16"/>
          <table:table-cell table:style-name="ce9" table:number-columns-repeated="16363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Ref. 03. Shin et al 2011. https://doi.org/10.1292/jvms.10-0218</text:p>
          </table:table-cell>
          <table:table-cell table:style-name="ce8" office:value-type="string" calcext:value-type="string">
            <text:p>GGAGGTGTCACTAAGCTATTCA</text:p>
          </table:table-cell>
          <table:table-cell table:style-name="ce8"/>
          <table:table-cell table:style-name="ce8" office:value-type="string" calcext:value-type="string">
            <text:p>CATTGCAGCAAATATCATTGGG</text:p>
          </table:table-cell>
          <table:table-cell table:number-columns-repeated="16"/>
          <table:table-cell table:style-name="ce9" table:number-columns-repeated="16363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Ref.30. Carr et al. 2009. <text:a xlink:href="https://doi.org/10.1016/j" xlink:type="simple">https://doi.org/10.1016/j</text:a>.jcv.2009.06.001</text:p>
          </table:table-cell>
          <table:table-cell table:style-name="ce8" office:value-type="string" calcext:value-type="string">
            <text:p>TGTGCCACTTGTGAACAGATTG</text:p>
          </table:table-cell>
          <table:table-cell table:style-name="ce8" office:value-type="string" calcext:value-type="string">
            <text:p>TGATTCACAGCATCGGTCTCACAGACAG</text:p>
          </table:table-cell>
          <table:table-cell table:style-name="ce8" office:value-type="string" calcext:value-type="string">
            <text:p>CTACTACCACCAATCCACTAATCAG</text:p>
          </table:table-cell>
          <table:table-cell table:number-columns-repeated="16"/>
          <table:table-cell table:style-name="ce9" table:number-columns-repeated="16363"/>
        </table:table-row>
        <table:table-row table:style-name="ro10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González-Barrios et al. 2017. Ref. 01.</text:p>
          </table:table-cell>
          <table:table-cell table:style-name="ce8" office:value-type="string" calcext:value-type="string">
            <text:p><text:span text:style-name="T1">GAACAGATTGC</text:span><text:span text:style-name="T2">H</text:span><text:span text:style-name="T3">GA</text:span><text:span text:style-name="T2">Y</text:span><text:span text:style-name="T3">TC</text:span><text:span text:style-name="T2">N</text:span><text:span text:style-name="T3">CAG</text:span></text:p>
          </table:table-cell>
          <table:table-cell table:style-name="ce8" office:value-type="string" calcext:value-type="string">
            <text:p><text:span text:style-name="T1">CA</text:span><text:span text:style-name="T2">R</text:span><text:span text:style-name="T3">ATGG</text:span><text:span text:style-name="T2">YN</text:span><text:span text:style-name="T3">AC</text:span><text:span text:style-name="T2">N</text:span><text:span text:style-name="T3">AC</text:span><text:span text:style-name="T2">H</text:span><text:span text:style-name="T3">ACCAATCC</text:span></text:p>
          </table:table-cell>
          <table:table-cell table:style-name="ce8" office:value-type="string" calcext:value-type="string">
            <text:p><text:span text:style-name="T1">CTGGATC</text:span><text:span text:style-name="T2">D</text:span><text:span text:style-name="T3">AG</text:span><text:span text:style-name="T2">Y</text:span><text:span text:style-name="T3">GAACA</text:span><text:span text:style-name="T2">R</text:span><text:span text:style-name="T3">GCAG</text:span></text:p>
          </table:table-cell>
          <table:table-cell table:number-columns-repeated="16"/>
          <table:table-cell table:style-name="ce9" table:number-columns-repeated="16363"/>
        </table:table-row>
        <table:table-row table:style-name="ro10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González-Barrios et al. 2017. Ref. 01.</text:p>
          </table:table-cell>
          <table:table-cell table:style-name="ce8" office:value-type="string" calcext:value-type="string">
            <text:p>GAGGCCATGGAGGTTGCHA</text:p>
          </table:table-cell>
          <table:table-cell table:style-name="ce8" office:value-type="string" calcext:value-type="string">
            <text:p><text:span text:style-name="T1">A</text:span><text:span text:style-name="T2">N</text:span><text:span text:style-name="T3">GCAATGAGA</text:span><text:span text:style-name="T2">R</text:span><text:span text:style-name="T3">C</text:span><text:span text:style-name="T2">H</text:span><text:span text:style-name="T3">ATTGGG</text:span></text:p>
          </table:table-cell>
          <table:table-cell table:style-name="ce8" office:value-type="string" calcext:value-type="string">
            <text:p>GTGCAGATGCARCGATTCAAGTG</text:p>
          </table:table-cell>
          <table:table-cell table:number-columns-repeated="16"/>
          <table:table-cell table:style-name="ce9" table:number-columns-repeated="16363"/>
        </table:table-row>
        <table:table-row table:style-name="ro10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González-Barrios et al. 2017. Ref. 01.</text:p>
          </table:table-cell>
          <table:table-cell table:style-name="ce8" office:value-type="string" calcext:value-type="string">
            <text:p><text:span text:style-name="T4">GAGGTCGAAAC</text:span><text:span text:style-name="T3">GCCTA</text:span><text:span text:style-name="T2">Y</text:span><text:span text:style-name="T3">CAG</text:span></text:p>
          </table:table-cell>
          <table:table-cell table:style-name="ce8" office:value-type="string" calcext:value-type="string">
            <text:p>GTGCAGATGCARCGATTCAAGTG</text:p>
          </table:table-cell>
          <table:table-cell table:style-name="ce8" office:value-type="string" calcext:value-type="string">
            <text:p>GGGATTGTGCACCTGATATTGTG</text:p>
          </table:table-cell>
          <table:table-cell table:number-columns-repeated="16"/>
          <table:table-cell table:style-name="ce9" table:number-columns-repeated="16363"/>
        </table:table-row>
        <table:table-row table:style-name="ro10" table:number-rows-repeated="1048561">
          <table:table-cell table:number-columns-repeated="21"/>
          <table:table-cell table:style-name="ce7" table:number-columns-repeated="16363"/>
        </table:table-row>
        <table:table-row table:style-name="ro10">
          <table:table-cell table:number-columns-repeated="21"/>
          <table:table-cell table:style-name="ce7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0:33:49.54671176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fb4792146257752f54eab576deb869869b108571</meta:generator>
    <meta:initial-creator>FRANCISCO</meta:initial-creator>
    <meta:creation-date>2025-08-30T09:57:25Z</meta:creation-date>
    <dc:date>2025-09-03T12:48:28.843794316</dc:date>
    <meta:editing-cycles>10</meta:editing-cycles>
    <meta:editing-duration>PT1H16M11S</meta:editing-duration>
    <meta:document-statistic meta:table-count="3" meta:cell-count="284" meta:object-count="0"/>
  </office:meta>
</office:document-meta>
</file>